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2" style:family="paragraph" style:parent-style-name="Standard">
      <style:paragraph-properties fo:text-align="end" style:justify-single-word="false"/>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3" style:family="paragraph" style:parent-style-name="Standard">
      <style:text-properties style:font-name="Apple SD Gothic Neo"/>
    </style:style>
    <style:style style:name="P4" style:family="paragraph" style:parent-style-name="Standard" style:list-style-name="L1">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5" style:family="paragraph" style:parent-style-name="Standard" style:list-style-name="L2">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6" style:family="paragraph" style:parent-style-name="Standard" style:list-style-name="L3">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fo:font-size="11pt" fo:font-style="normal" style:text-underline-style="solid" style:text-underline-width="auto" style:text-underline-color="font-color" fo:font-weight="normal" style:text-blinking="false" fo:background-color="transparent"/>
    </style:style>
    <style:style style:name="T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assin:</text:p>
      <text:p text:style-name="P1">The job: The assassin can decide to attempt a hit before or after moving their game piece, but not both in the same turn. They can attempt a hit on as many players as are within valid distance in one turn. </text:p>
      <text:list xml:id="list732532126027923391" text:style-name="L1">
        <text:list-item>
          <text:p text:style-name="P4">Small arms fire: Players within 5 spaces in front of the assassin are valid targets.</text:p>
        </text:list-item>
        <text:list-item>
          <text:p text:style-name="P4">William Tell: Players within 7 spaces in either direction of the assassin are valid targets.</text:p>
        </text:list-item>
      </text:list>
      <text:p text:style-name="P1"/>
      <text:p text:style-name="P1">Hobo:</text:p>
      <text:p text:style-name="P3"><text:bookmark text:name="docs-internal-guid-f89f1804-7fff-7e4d-f060-0fc6a46215b9"/><text:span text:style-name="T2">After</text:span><text:span text:style-name="T1"> rolling for movement, you may choose to do nothing instead of moving after you see the zone card or effects of the space. In this instance, you move back to your space before movement and discard the zone card.</text:span></text:p>
      <text:list xml:id="list3638562378104650523" text:style-name="L2">
        <text:list-item>
          <text:p text:style-name="P5">3 Square Meals: Each time you go to jail: +5XP</text:p>
        </text:list-item>
        <text:list-item>
          <text:p text:style-name="P5">Budget Cuts: Each time you go to jail: +10XP and get out immediately on next turn for free.</text:p>
        </text:list-item>
      </text:list>
      <text:p text:style-name="P1"/>
      <text:p text:style-name="P1">Inventor:</text:p>
      <text:p text:style-name="P1"/>
      <text:list xml:id="list3990220701290451066" text:style-name="L3">
        <text:list-item>
          <text:p text:style-name="P6">Patent Pending: After each successful invention, you may choose to take a player's item card instead of drawing one. You choose an item card <text:span text:style-name="T3">randomly</text:span> from their hand. You may play this card during the current turn you take it.</text:p>
        </text:list-item>
        <text:list-item>
          <text:p text:style-name="P6">Time Lord: You may move in any direction. STOP spaces are still valid when moving in each direction but there is no benefits to one when landing on it going backwards.</text:p>
        </text:list-item>
      </text:list>
      <text:p text:style-name="P1"/>
      <text:p text:style-name="P1">Magician:</text:p>
      <text:p text:style-name="P1">At any point during your turn, you may place a token on the space you are occupying. This token can be teleported to before rolling for movement during any subsequent turn and is picked back up when you do so. </text:p>
      <text:list xml:id="list1290448794" text:continue-numbering="true" text:style-name="L3">
        <text:list-item>
          <text:p text:style-name="P6">A Bloody Double: You can have 2 separate tokens in play at once.</text:p>
        </text:list-item>
        <text:list-item>
          <text:p text:style-name="P6">Up your sleeve: 1 Extra Die with any game, player interaction, or result of a Zone Card.</text:p>
        </text:list-item>
      </text:list>
      <text:p text:style-name="P2"/>
      <text:p text:style-name="P1">Police:</text:p>
      <text:p text:style-name="P1">Any player passed by you goes to jail for 1 Turn. You may also use the Speed Trap when passing through any of the START spaces. You may choose to park here and continue movement on your next roll. You may stay parked as many turns as you like. You receive no benefits or consequences in “Life of Crime”.</text:p>
      <text:list xml:id="list1790130380" text:continue-numbering="true" text:style-name="L3">
        <text:list-item>
          <text:p text:style-name="P6">You may use 3 dice for movement. Recieve a $1,000,000 bonus for each player sent to Jail</text:p>
        </text:list-item>
        <text:list-item>
          <text:p text:style-name="P6">You may use 4 dice for movement. Recieve a $2,000,000 bonus for each player sent to Jail</text:p>
        </text:list-item>
      </text:list>
      <text:p text:style-name="P1"/>
      <text:p text:style-name="P1">Politician:</text:p>
      <text:p text:style-name="P1">Each turn, before moving, a vote is cast. The politician picks either even or odd, and a specific number. Then, each player rolls 1 die.All other Promotions and Demotions through normal play apply as well.</text:p>
      <text:p text:style-name="P1">Calling the Shots: If even/odd guess is correct then+ 1 Promotion. If you guess the election number exactly, +$2,000,000 bonus.</text:p>
      <text:p text:style-name="P1">Pardon: Any Jail sentence that someone pays off goes into your pocket.</text:p>
      <text:p text:style-name="P1"/>
      <text:p text:style-name="P1">Racing:</text:p>
      <text:p text:style-name="P1">Pedal to the metal: You may use 3 dice for movement</text:p>
      <text:list xml:id="list1130002865" text:continue-numbering="true" text:style-name="L3">
        <text:list-item>
          <text:p text:style-name="P6">Drafting: Each player you pass, roll another dice to keep going.</text:p>
        </text:list-item>
        <text:list-item>
          <text:p text:style-name="P6">California Stop: You do not have to stop on STOP spaces unless you want to and you receive their effects either way.</text:p>
        </text:list-item>
      </text:list>
      <text:p text:style-name="P1">Sales:</text:p>
      <text:p text:style-name="P1">Each turn, you can try to invent something. This is done by rolling 4 dice. If you get a 20 or higher, draw an item card. You may use it at any point during your current or subsequent turn.</text:p>
      <text:list xml:id="list267378662" text:continue-numbering="true" text:style-name="L3">
        <text:list-item>
          <text:p text:style-name="P6">After each successful primary invention, you can roll for another secondary invention during the <text:soft-page-break/>same turn.</text:p>
        </text:list-item>
        <text:list-item>
          <text:p text:style-name="P6">After each successful secondary invention, you may choose to take a player's item card instead of drawing one. You choose a card randomly from their hand.</text:p>
        </text:list-item>
        <text:list-item>
          <text:p text:style-name="P6">You may move in any direction. STOP spaces are no longer valid while moving backwards.</text:p>
        </text:list-item>
      </text:list>
      <text:p text:style-name="P1">Spy:</text:p>
      <text:p text:style-name="P1">Each turn, you can try to invent something. This is done by rolling 4 dice. If you get a 20 or higher, draw an item card. You may use it at any point during your current or subsequent turn.</text:p>
      <text:list xml:id="list1951983385" text:continue-numbering="true" text:style-name="L3">
        <text:list-item>
          <text:p text:style-name="P6">After each successful primary invention, you can roll for another secondary invention during the same turn.</text:p>
        </text:list-item>
        <text:list-item>
          <text:p text:style-name="P6">After each successful secondary invention, you may choose to take a player's item card instead of drawing one. You choose a card randomly from their hand.</text:p>
        </text:list-item>
        <text:list-item>
          <text:p text:style-name="P6">You may move in any direction. STOP spaces are no longer valid while moving backwards.</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5T21:40:44</meta:creation-date>
    <meta:generator>OpenOffice/4.1.7$Unix OpenOffice.org_project/417m1$Build-9800</meta:generator>
    <dc:date>2020-02-08T19:24:51</dc:date>
    <meta:editing-duration>P3DT4H21M46S</meta:editing-duration>
    <meta:editing-cycles>20</meta:editing-cycles>
    <meta:document-statistic meta:table-count="0" meta:image-count="0" meta:object-count="0" meta:page-count="2" meta:paragraph-count="37" meta:word-count="703" meta:character-count="3782"/>
  </office:meta>
</office:document-meta>
</file>